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agnus, Judah, Pompey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-Biblical Lecture/</text:p>
      <text:p text:style-name="P2">18th./</text:p>
      <text:p text:style-name="P2"/>
      <text:p text:style-name="P3">[Page 1]</text:p>
      <text:p text:style-name="P3">Brethren. <text:s/>The country which God promised Abraham/ to give his descendants, was exposed at different times/ to the attacks of different peoples. <text:s/>In the Hebrew/ <text:span text:style-name="T1">Bible</text:span><text:span text:style-name="T3"> Scriptures we are shown the rise and fall of Palestine, as/ the invariable accompaniment of the virtues or vices/ of its inhabitants. <text:s/>After the breaking up of our/ nationality by the arms of the Chaldeans, we are/ made to witness the effects of a return to righteous-/-ness in the protection granted to our ancestors by/ dynasties which succeeded each other in the East./ <text:s/>Later again, the hand laid heavily upon us pointed/ to our trespasses, as to the leading cause of our suffering./ <text:s/>A most remarkable period in </text:span><text:span text:style-name="T1">our</text:span><text:span text:style-name="T3"> Jewish history is that/ in which a single family--a father and five sons--,/ possessed of golden qualities, purchased for us </text:span><text:span text:style-name="T1">power</text:span><text:span text:style-name="T3"> independence/ and </text:span><text:span text:style-name="T1">deliverance</text:span><text:span text:style-name="T3"> freedom. <text:s/></text:span><text:span text:style-name="T1">but</text:span><text:span text:style-name="T3"> Alas! that within a century,/ the gradual degeneracy of the scions of that noble/ family, lost for us </text:span><text:span text:style-name="T1">independence and freedom</text:span><text:span text:style-name="T3"> both those invaluable boons. <text:s/>No/ Mattathias arose after that, but the cruel stranger/ whom the greatest of prophets must have foreseen, moved/ swiftly on to work out our widespread destruction./</text:span></text:p>
      <text:p text:style-name="P7"/>
      <text:p text:style-name="P7">[Page 2]</text:p>
      <text:p text:style-name="P3"><text:span text:style-name="T3">For so Moses predicted, when, casting his/ illumined vision on the distant future, he noted/ down the results of his people's sins. <text:s/>"The Lord </text:span><text:span text:style-name="T1">will</text:span><text:span text:style-name="T3">/ will bring up a nation against thee from afar,/ from the end </text:span><text:soft-page-break/><text:span text:style-name="T3">of the earth, as the Eagle rushes/ on; a nation whose language thou wilt not/ understand; a nation of bold looks, that will not/ have respect for the old, nor show favor to/ the young."/</text:span></text:p>
      <text:p text:style-name="P3"><text:span text:style-name="T3">The </text:span><text:span text:style-name="T1">famous</text:span><text:span text:style-name="T3"> Roman consul and general in chief/ honored with the name of </text:span><text:span text:style-name="T4">Magnus</text:span><text:span text:style-name="T5">, was winning the victories of his commonwealth,/ while Judah's strength was being wasted away in the/ unnatural contest of two Asmonean brothers./ <text:s/>Pompey </text:span><text:span text:style-name="T2">had been</text:span><text:span text:style-name="T5"> had reached the zenith of his glory, and was flushed with success. <text:s/>He had planted/ his Eagle on the walls of Damascus, the most ancient/ city in the ancient land of Aram. <text:s/>He had made himself complete master/ of </text:span><text:span text:style-name="T2">the whole of</text:span><text:span text:style-name="T5"> Syria. <text:s/>He aspired to the </text:span><text:span text:style-name="T2">glory</text:span><text:span text:style-name="T5"> triumph/ of going back to Rome and presenting to the august Senate/ all Asia, as his gift. <text:s/>The ambitious Roman/ could not therefore wish for better tidings than the/ report of the unhappy quarrel between Hyrcanus/ and Aristobulus. <text:s/>Accordingly, he despatched[sic!] Scaurus/ </text:span></text:p>
      <text:p text:style-name="P8"/>
      <text:p text:style-name="P8">[Page 3]</text:p>
      <text:p text:style-name="P3"><text:span text:style-name="T5">his lieutenant, with an order to march immediately/ upon the capital of Judea, and inquire into the/ cause of the contest. <text:s/>But before Jerusalem/ was entered by the "nation from afar" the "nation of/ bold looks," two Jewish ambassadors waited upon/ Scaurus. <text:s/>They represented two opposite parties./ <text:s/>Aristobulus II had sent a bagful of gold,--which/ the avaricious Romans so covetted--as well as a messen-/-ger, to plead in his behalf. <text:s/>Hyrcanus II adopted/ the same course. <text:s/>Perhaps the bag of gold was of/ smaller</text:span><text:span text:style-name="T2">s</text:span><text:span text:style-name="T5"> size, for Scaurus commanded that the older/ brother and the Arab King, who had come to his assist-/-ance should disband their armies, and that the young-/-er brother, relieved from a state of seige[sic!] in which he </text:span><text:span text:style-name="T2">had [?]</text:span><text:span text:style-name="T5"> was held, be acknowledged/ King of Judea. <text:s/>Who dared resist the dictation of a Roman/ chief? <text:s/>But Aristobulus, placed again in/ power by the "nation </text:span><text:span text:style-name="T2">from afar, a nation of bold looks,"</text:span><text:span text:style-name="T5"> which rushed on like the eagle"/ did not rejoice long over the superiority gained./ <text:s/>Pompey heard that Aristobulus had hotly pursued/ the Arabians, who were leaving Judea; that he had/ fought them, and killed seven thousands./</text:span></text:p>
      <text:p text:style-name="P8"/>
      <text:p text:style-name="P8">[Page 4]</text:p>
      <text:p text:style-name="P3"><text:span text:style-name="T5">Aristobulus was </text:span><text:span text:style-name="T2">not</text:span><text:span text:style-name="T5"> then a man not easily/ tamed, not one likely to submit unmurmuringly/ to the demands of Rome. <text:s/>He had then in his/ veins some of the blood of that Judah, whose re-/-nown had reached even "the eternal city."/</text:span></text:p>
      <text:p text:style-name="P3"><text:span text:style-name="T5">Pompey sat at Damascus, </text:span><text:span text:style-name="T2">triumphantly. <text:s/>He</text:span><text:span text:style-name="T5">/ to receive</text:span><text:span text:style-name="T2">d</text:span><text:span text:style-name="T5"> the homage of princes and potentates./ <text:s/>Egypt, the country of the Pharaohs, and the </text:span><text:span text:style-name="T2">domains</text:span><text:span text:style-name="T5"> realms/ of the Ptolemies, offered </text:span><text:span text:style-name="T2">him</text:span><text:span text:style-name="T5"> a costly </text:span><text:span text:style-name="T2">golden</text:span><text:span text:style-name="T5">/ diadem. <text:s/>Aristobulus would ontire all in/ oriental munificence. <text:s/>He had in his posses-/-sion a work of art of the rarest value. <text:s/>It/ had been executed under the reign of his father/ Alexander Janneus. <text:s/>The </text:span><text:span text:style-name="T2">It</text:span><text:span text:style-name="T5"> object consisted of a golden/ vine with </text:span><text:span text:style-name="T2">its</text:span><text:span text:style-name="T5"> branches, leaves, and fruits of the/ same precious metal. <text:s/>It stood on a ground/ round which various animals, skilfully designed,/ sported in a life-like manner. <text:s/>That </text:span><text:span text:style-name="T2">object</text:span><text:span text:style-name="T5"> creation </text:span><text:span text:style-name="T2">piece</text:span><text:span text:style-name="T5">/ of superb workmanship, Aristibulus sent by/ means of a scholarly Latin speaker. <text:s/>Pompey/ graciously accepted the present, and listened to the/ </text:span><text:span text:style-name="T2">flattering</text:span><text:span text:style-name="T5"> polished address of the ambassador. </text:span><text:span text:style-name="T2">who set forth the claims of Aristobulus</text:span><text:span text:style-name="T5">/</text:span></text:p>
      <text:p text:style-name="P8"/>
      <text:p text:style-name="P8">[Page 5]</text:p>
      <text:p text:style-name="P3"><text:span text:style-name="T5">But another man was there--Antipater. <text:s/>He/ had ostensibly come to plead for Hyrcanus, and/ </text:span><text:span text:style-name="T2">remonstrate</text:span><text:span text:style-name="T5"> lament at his having been stripped of all powers,/ but the ulterior motive of the crafty Idumean/ was to further the interests of his own household./ <text:s/>Unfortunately, he was helped, without expecting it,/ by the messenger of Aristobulus. <text:s/>For that incautious/ individual let drop </text:span><text:span text:style-name="T2">from his lips</text:span><text:span text:style-name="T5"> as unguarded remark reflect-/-ing on the character of Roman generals. <text:s/>To say/ that money had been extorted from Aristobulus by/ those officials, was, assuredly, a heinous offence./ <text:s/>Pompey who had already formed his opinion of the/ high-spiritedness of Aristobulus, dismissed the embassy,/ without pronouncing a decision. <text:s/>He ordered in-/-stead that the two brothers abstain from </text:span><text:span text:style-name="T2">rangling</text:span><text:span text:style-name="T5"> strife/ and that they </text:span><text:span text:style-name="T2">should</text:span><text:span text:style-name="T5"> appear in person, the following/ spring, when he would </text:span><text:span text:style-name="T2">be back</text:span><text:span text:style-name="T5"> sit again in </text:span><text:soft-page-break/><text:span text:style-name="T5">Damascus./ <text:s/>The imperious order cut Aristobulus to the quick./ <text:s/></text:span><text:span text:style-name="T2">Had he followed his own promptings, he would have</text:span><text:span text:style-name="T5">/ To refuse</text:span><text:span text:style-name="T2">d</text:span><text:span text:style-name="T5"> compliance was </text:span><text:span text:style-name="T2">his first</text:span><text:span text:style-name="T5"> a natural impulse with him, but he had to yeild[sic!] to the press-/ing requests of friends </text:span><text:span text:style-name="T2">of</text:span><text:span text:style-name="T5"> and political adherents./</text:span></text:p>
      <text:p text:style-name="P8"/>
      <text:p text:style-name="P8">[Page 6]</text:p>
      <text:p text:style-name="P3"><text:span text:style-name="T5">The spring season arrived. <text:s/>Hyrcanus/ and Aristobulus came before the self-constituted/ empire of their disputes. <text:s/>Hyrcanus spoke/ first. <text:s/>He argued his case with </text:span><text:span text:style-name="T2">much</text:span><text:span text:style-name="T5"> considerable force./ <text:s/>He said: He was older than his brother, who had deprived/ him of his birthright. <text:s/>He loved peace; he was not/ like Aristobulus given to the practice of making in-/-cursions with his neighbors' territories by sea or by/ land. <text:s/>He could bring the testimony of a thousand/ of the most esteemed among Jews, to prove that/ his nation would not have taken up arms and/ fought sect against sect, if </text:span><text:span text:style-name="T2">the</text:span><text:span text:style-name="T5"> his restless </text:span><text:span text:style-name="T2">Aristobulus</text:span><text:span text:style-name="T5"> brother/ had not gone about sowing the seeds of contention./ <text:s/>When he ceased Aristobulus </text:span><text:span text:style-name="T2">in his turn spoke little, and will</text:span><text:span text:style-name="T5"> turned to the Roman with/ ill-suppressed anger, at his compulsory humiliation./ <text:s/>He briefly said: If I am King, as I have been these past/ years, it is because my brother is unfit to rule./ <text:s/>Had I not assumed the government, others to/ whom it does not belong would have usurped/ it. <text:s/>My title to royalty, is my father's heritage."/ <text:s/>The haughty tone did not please Pompey, and he/ evinced it in a reproach</text:span><text:span text:style-name="T2">ful</text:span><text:span text:style-name="T5">ing answer./</text:span></text:p>
      <text:p text:style-name="P8"/>
      <text:p text:style-name="P8">[Page 7]</text:p>
      <text:p text:style-name="P3"><text:span text:style-name="T5"><text:tab/></text:span><text:span text:style-name="T2">But</text:span><text:span text:style-name="T5"> Yet he would not act rashly. <text:s/>He must/ settle his affairs </text:span><text:span text:style-name="T2">his affairs</text:span><text:span text:style-name="T5"> with the Arabians,/ then he would visit Jerusalem, and settle Jewish/ quarrels. <text:s/>So he told the two inimical brothers. <text:s/>But Aristobulus did not wait for/ </text:span><text:span text:style-name="T2">not</text:span><text:span text:style-name="T5"> the unwelcome call. <text:s/>Departing from Damascus/ unceremoniously, he hastened to devise plans for/ self-defence[sic!]. <text:s/>Pompey had an intimation of </text:span><text:span text:style-name="T2">it</text:span><text:span text:style-name="T5"> such a design, and/ turning his legions towards Judea, stationed them/ before Alexandrium, an impregnable fortress, where/ Aristobulus had </text:span><text:span text:style-name="T2">taken</text:span><text:span text:style-name="T5"> retired with his </text:span><text:span text:style-name="T2">quarters</text:span><text:span text:style-name="T5"> troops. <text:s/>The Roman/ general bid the Judean King come forth and explain/ his conduct. <text:s/>Three and four times Aristobulus/ made an attempt to obey, but he was always forced/ irresistibly back by his instinctive repugnance to submission./ <text:s/>Finally he agreed to hold an interview, but Pompey/ bitterly enraged at the delay and vacillation compelled him to surrender the fortress/ and to write to the commanders of all the fortresses/ throughout the land, to place those military strong-/-holds at the disposal of Rome. <text:s/>A refusal would/ have been imprisonment and bondage. <text:s/>Nothing so degrading,/ nothing so suicidal in the mind of a Jew, and that/ an Asmonean--though guilty of misdeeds--as that act of subjection./</text:span></text:p>
      <text:p text:style-name="P8"/>
      <text:p text:style-name="P8">[Page 8]</text:p>
      <text:p text:style-name="P8">Aristobulus indignant at his own self for/ having stooped so low, prepared to fight back/ the overbearing stranger./</text:p>
      <text:p text:style-name="P3"><text:span text:style-name="T5">Historians are at variance about the exact </text:span><text:span text:style-name="T2">account</text:span><text:span text:style-name="T5"> incidents,/ </text:span><text:span text:style-name="T2">of the events</text:span><text:span text:style-name="T5"> which </text:span><text:span text:style-name="T2">marked</text:span><text:span text:style-name="T5"> preceeded[sic!] the hostile entrance of the/ "nation from afar" into the inheritance of Abraham./ <text:s/>As to myself I will grant even the worst enemies of our people,/ the benefit of a charitable construction. <text:s/>It may/ be true that the irrepressible temper of Aristobulus,/ incited Pompey to marshall his cohorts into the/ city of David, and to pollute the temple with their/ bold heathen looks. <text:s/>But was it not confessedly to/ arbitrate a disputed case that Rome had come to Judea?/ <text:s/>Why did she then let her eagle rush on and tear/ our very entrails? <text:s/>It may also be true that the Judean/ ruler seeing </text:span><text:span text:style-name="T2">that</text:span><text:span text:style-name="T5"> the impossibility to cope with a power, which could bring/ myriads of well disciplined soldiers upon the </text:span><text:span text:style-name="T2">battle</text:span><text:span text:style-name="T5"> field,/ had gone forth to meet the invader and promised a</text:span><text:span text:style-name="T2">t</text:span><text:span text:style-name="T5"> large/ sum to aver the </text:span><text:span text:style-name="T2">attack</text:span><text:span text:style-name="T5"> onset, and that those attached to/ his party declined acquiescence in his agreement. <text:s/>All that/ </text:span><text:span text:style-name="T2">may</text:span><text:span text:style-name="T5"> might be </text:span><text:span text:style-name="T2">probable</text:span><text:span text:style-name="T5"> undisputed facts, but what can justify the foul treachery of the/ Roman general?/</text:span></text:p>
      <text:p text:style-name="P8"/>
      <text:p text:style-name="P8">[Page 9]</text:p>
      <text:p text:style-name="P6"><text:soft-page-break/><text:span text:style-name="T6">For Pompey retained the [?]</text:span><text:span text:style-name="T5"> his retaining of Aristobulus as a war prison-/-er, </text:span><text:span text:style-name="T6">and bound them</text:span><text:span text:style-name="T5"> thrown into chains as a culprit? <text:s/>"Woe to the/ powerless" </text:span><text:span text:style-name="T6">such</text:span><text:span text:style-name="T5"> was the battle cry of insatiable Rome. <text:s/></text:span><text:span text:style-name="T6">It was</text:span><text:span text:style-name="T5"> The artful/ policy of the republic on the seven-hilled city was to take/ advantage of the weakness of empires and kingdoms,/ and crash them out of existence. <text:s/>Had the Jews,/ like the Arabians, and other nations, allowed them-/-selves to be denationalized and have become part and parcel/ of the Roman commonwealth, her generals would not/ have brought against Zion their battering rams. <text:s/>But/ </text:span><text:span text:style-name="T6">they</text:span><text:span text:style-name="T5"> our people dared confront the mighty legions and measure arms/ with the invincible cohorts. <text:s/>Annihilation must there-/-fore be their doom./</text:span></text:p>
      <text:p text:style-name="P6"><text:span text:style-name="T5">A cry of horror went up to heaven at the noise of/ treading battalions, and the prancings of fiery studs./ <text:s/>She comes from afar, the fierce one, who does not respect/ the old, nor show favor to the young. <text:s/>The fol-/-lowers of Aristobulus, the priests of </text:span><text:span text:style-name="T6">Pharisees</text:span><text:span text:style-name="T5"> Sadducees, en-/-trenched themselves again behind the fortified walls/ of the Temple, and challenged the heathen foe to/ dislodge them. <text:s/>The feeble minded Hyrcanus, controlled/ by the hollow-hearted Antipater, opened the gates for the unrighteous/</text:span></text:p>
      <text:p text:style-name="P8"/>
      <text:p text:style-name="P8">[Page 10]</text:p>
      <text:p text:style-name="P8">to <text:span text:style-name="T1">come in</text:span> enter. <text:s/>Piso, one of Pompey's lieutenants, took/ possession of Jerusalem and placed it under military/ law. <text:s/>The peace party he treated with Roman/ magnanimity. <text:s/>He ate of their provision, and accepted/ their gold. <text:s/>The war <text:span text:style-name="T1">of</text:span> party he summoned to sur-/-render and bend to the will of a superior power./ <text:s/>The demand met with a stern refusal. <text:s/>Aristobu-/-lus must be freed from the ignominious bondage/ into which he had been ensnared, <text:span text:style-name="T1">then will</text:span> before his/ adherents will parley with the enslavers. <text:s/>He was their/ king and leader. <text:s/>The <text:span text:style-name="T1">impotent</text:span> stolid Hyrcanus had/ sworn to the treaty in the sacred Temple, <text:span text:style-name="T1">where the holy ark</text:span> and he would/ have kept faith to it, <text:span text:style-name="T1">but</text:span> had it not been for the <text:span text:style-name="T1">egotiscal</text:span> perfidious schemes/ of an agent of dissention[sic!]. <text:s/>But Rome was not ac-/-customed to rebuffs. <text:s/>Pompey who had pitched/ his text on Mount Olives, came down in person to awe/ the defiant ones into submission. <text:s/>Deadly engines,/ brought purposely from Tyre, were set against/ the Northern side of the Temple. <text:s/>A huge wall/ was raised to prevent the escape of the besieged,/ or the possibility of their receiving help from outside sympathisers[sic!].</text:p>
      <text:p text:style-name="P8"/>
      <text:p text:style-name="P8">[Page 11]</text:p>
      <text:p text:style-name="P8"><text:tab/>Thus began a <text:span text:style-name="T1">tremendous</text:span> portentous struggle--the most/ momentous in the annals of mankind. <text:s/>The poly-/-theism of Olympus, <text:span text:style-name="T1">measuring arms</text:span> entering the arena with the/ monotheism of Zion. <text:s/>Appalling was the/ encounter. <text:s/>Judea fought, till disjoined[sic!] and/ broken she sank from exhaustion. <text:s/>But she/ fell, still holding fast on the ensign of God's/ Unity. <text:s/>When she could rise and <text:span text:style-name="T1">be suffered to allowed</text:span>/ breathe, she carried that holy standard up high/ eighteen hundred years, in the sight of Gentilism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3:55:48.65</meta:creation-date>
    <dc:date>2012-12-11T11:13:52.18</dc:date>
    <meta:editing-duration>PT22M2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9" meta:word-count="2207" meta:character-count="13729"/>
  </office:meta>
</office:document-meta>
</file>